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b84747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draw:marker-start-width="0.276cm" draw:marker-end-width="0.276cm" draw:fill="solid" draw:fill-color="#94476b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solid" draw:fill-color="#c0c0c0" draw:opacity="5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50%"/>
    </style:style>
    <style:style style:name="gr6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6cm" draw:marker-end="Arrow" draw:marker-end-width="0.376cm" draw:fill="none" draw:fill-color="#83ca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.779cm" svg:x="1cm" svg:y="0.8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006cm" svg:height="5.207cm" svg:x="1cm" svg:y="13.8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1.524cm" svg:x="1.127cm" svg:y="13.954cm">
          <text:p text:style-name="P1">CUD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1.524cm" svg:x="1.127cm" svg:y="1.127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cm" svg:height="2.413cm" svg:x="1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1.524cm" svg:x="1.127cm" svg:y="11.541cm">
          <text:p text:style-name="P1">Cython module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4.318cm" svg:height="1.524cm" svg:x="4.048cm" svg:y="3.159cm">
          <text:p text:style-name="P1">Evolu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4.318cm" svg:height="1.524cm" svg:x="9.382cm" svg:y="1.635cm">
          <text:p text:style-name="P1">Popul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4.318cm" svg:height="1.524cm" svg:x="14.589cm" svg:y="1.635cm">
          <text:p text:style-name="P1">Phenome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4.318cm" svg:height="1.524cm" svg:x="14.589cm" svg:y="4.048cm">
          <text:p text:style-name="P1">Genome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318cm" svg:height="1.524cm" svg:x="7.096cm" svg:y="6.207cm">
          <text:p text:style-name="P1">Replacement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4.318cm" svg:height="1.524cm" svg:x="7.096cm" svg:y="8.493cm">
          <text:p text:style-name="P1">Fitness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.318cm" svg:height="1.524cm" svg:x="12.43cm" svg:y="6.207cm">
          <text:p text:style-name="P1">Selec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4.318cm" svg:height="1.524cm" svg:x="7.096cm" svg:y="11.541cm">
          <text:p text:style-name="P1">NllsCuda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4.318cm" svg:height="1.524cm" svg:x="7.096cm" svg:y="15.732cm">
          <text:p text:style-name="P1">Predict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5.842cm" svg:height="1.397cm" svg:x="13.065cm" svg:y="14.462cm">
          <text:p text:style-name="P1">Device calc. Qxy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4.318cm" svg:height="1.524cm" svg:x="13.192cm" svg:y="11.541cm">
          <text:p text:style-name="P1">Enviromen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366cm" svg:y1="3.921cm" svg:x2="11.541cm" svg:y2="3.159cm" draw:start-shape="id1" draw:start-glue-point="1" draw:end-shape="id2" draw:end-glue-point="2" svg:d="M8366 3921h3175v-762" svg:viewBox="0 0 3176 763">
          <text:p/>
        </draw:connector>
        <draw:connector draw:style-name="gr7" draw:text-style-name="P1" draw:layer="layout" svg:x1="13.7cm" svg:y1="2.397cm" svg:x2="14.589cm" svg:y2="2.397cm" draw:start-shape="id2" draw:start-glue-point="1" draw:end-shape="id3" draw:end-glue-point="3" svg:d="M13700 2397h889" svg:viewBox="0 0 890 1">
          <text:p/>
        </draw:connector>
        <draw:connector draw:style-name="gr7" draw:text-style-name="P1" draw:layer="layout" svg:x1="16.748cm" svg:y1="3.159cm" svg:x2="16.748cm" svg:y2="4.048cm" draw:start-shape="id3" draw:start-glue-point="2" draw:end-shape="id4" draw:end-glue-point="0" svg:d="M16748 3159v889" svg:viewBox="0 0 1 890">
          <text:p/>
        </draw:connector>
        <draw:connector draw:style-name="gr7" draw:text-style-name="P1" draw:layer="layout" svg:x1="11.414cm" svg:y1="6.969cm" svg:x2="12.43cm" svg:y2="6.969cm" draw:start-shape="id5" draw:start-glue-point="1" draw:end-shape="id6" draw:end-glue-point="3" svg:d="M11414 6969h1016" svg:viewBox="0 0 1017 1">
          <text:p/>
        </draw:connector>
        <draw:connector draw:style-name="gr7" draw:text-style-name="P1" draw:layer="layout" svg:x1="6.207cm" svg:y1="4.683cm" svg:x2="9.255cm" svg:y2="6.207cm" draw:start-shape="id1" draw:start-glue-point="2" draw:end-shape="id5" draw:end-glue-point="0" svg:d="M6207 4683v762h3048v762" svg:viewBox="0 0 3049 1525">
          <text:p/>
        </draw:connector>
        <draw:connector draw:style-name="gr7" draw:text-style-name="P1" draw:layer="layout" svg:x1="9.255cm" svg:y1="7.731cm" svg:x2="9.255cm" svg:y2="8.493cm" draw:start-shape="id5" draw:start-glue-point="2" draw:end-shape="id7" draw:end-glue-point="0" svg:d="M9255 7731v762" svg:viewBox="0 0 1 763">
          <text:p/>
        </draw:connector>
        <draw:connector draw:style-name="gr7" draw:text-style-name="P1" draw:layer="layout" svg:x1="9.255cm" svg:y1="10.017cm" svg:x2="9.255cm" svg:y2="11.541cm" draw:start-shape="id7" draw:start-glue-point="2" draw:end-shape="id8" draw:end-glue-point="0" svg:d="M9255 10017v1524" svg:viewBox="0 0 1 1525">
          <text:p/>
        </draw:connector>
        <draw:connector draw:style-name="gr7" draw:text-style-name="P1" draw:layer="layout" svg:x1="9.255cm" svg:y1="13.065cm" svg:x2="9.255cm" svg:y2="15.732cm" draw:start-shape="id8" draw:start-glue-point="2" draw:end-shape="id9" draw:end-glue-point="0" svg:d="M9255 13065v2667" svg:viewBox="0 0 1 2668">
          <text:p/>
        </draw:connector>
        <draw:connector draw:style-name="gr7" draw:text-style-name="P1" draw:layer="layout" svg:x1="11.414cm" svg:y1="16.494cm" svg:x2="13.065cm" svg:y2="15.16cm" draw:start-shape="id9" draw:start-glue-point="1" draw:end-shape="id10" draw:end-glue-point="3" svg:d="M11414 16494h826v-1334h825" svg:viewBox="0 0 1652 1335">
          <text:p/>
        </draw:connector>
        <draw:custom-shape draw:style-name="gr6" draw:text-style-name="P1" xml:id="id11" draw:id="id11" draw:layer="layout" svg:width="5.842cm" svg:height="1.397cm" svg:x="13.065cm" svg:y="17.002cm">
          <text:p text:style-name="P1">Device reduc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414cm" svg:y1="16.494cm" svg:x2="13.065cm" svg:y2="17.7cm" draw:start-shape="id9" draw:start-glue-point="1" draw:end-shape="id11" draw:end-glue-point="3" svg:d="M11414 16494h826v1206h825" svg:viewBox="0 0 1652 1207">
          <text:p/>
        </draw:connector>
        <draw:connector draw:style-name="gr7" draw:text-style-name="P1" draw:layer="layout" svg:x1="11.414cm" svg:y1="12.303cm" svg:x2="13.192cm" svg:y2="12.303cm" draw:start-shape="id8" draw:start-glue-point="1" draw:end-shape="id12" svg:d="M11414 12303h1778" svg:viewBox="0 0 177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="Small_20_Arrow" draw:marker-end-width="0.457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0.0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18T18:11:29</meta:creation-date>
    <dc:date>2014-10-21T12:01:22.000649866</dc:date>
    <dc:creator>Falense </dc:creator>
    <meta:editing-duration>PT5M14S</meta:editing-duration>
    <meta:editing-cycles>4</meta:editing-cycles>
    <meta:generator>LibreOffice/4.2.6.3$Linux_X86_64 LibreOffice_project/420m0$Build-3</meta:generator>
    <meta:document-statistic meta:object-count="29"/>
  </office:meta>
</office:document-meta>
</file>